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ess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Addr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ddress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Add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Addr1( String add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Phone( String ph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Zip( String z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Ph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UserId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ress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Addr2( String add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AddressId( int addr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Add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City( String 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Z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